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>
      <style:paragraph-properties fo:text-align="center"/>
      <style:text-properties style:font-name="DejaVu Sans Mono" fo:font-size="16pt" fo:font-weight="bold" style:font-size-asian="16pt" style:font-weight-asian="bold" style:font-size-complex="16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style:font-name="DejaVu Sans Mono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DejaVu Sans Mono"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stroke="solid" svg:stroke-width="1.99mm" svg:stroke-color="#000000" draw:marker-start-width="6.51mm" draw:marker-end-width="6.51mm" draw:fill="none" draw:fill-color="#ffffff" draw:textarea-vertical-align="middle" fo:min-height="16mm" fo:padding-top="0.99mm" fo:padding-bottom="0.99mm" fo:padding-left="0.99mm" fo:padding-right="0.99m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Text Frame 1" draw:style-name="gr1" draw:text-style-name="P2" svg:width="53.01mm" svg:height="17.98mm" svg:x="0mm" svg:y="0mm"><draw:text-box><text:p text:style-name="P1"><text:span text:style-name="T1">C64 – NIKI II</text:span></text:p></draw:text-box></draw:frame><draw:frame text:anchor-type="paragraph" draw:z-index="1" draw:name="Text Frame 2" draw:style-name="gr1" draw:text-style-name="P2" svg:width="53.01mm" svg:height="17.98mm" svg:x="57.01mm" svg:y="0mm"><draw:text-box><text:p text:style-name="P1"><text:span text:style-name="T1">C64 – NIKI II</text:span></text:p></draw:text-box></draw:frame><draw:frame text:anchor-type="paragraph" draw:z-index="2" draw:name="Text Frame 3" draw:style-name="gr1" draw:text-style-name="P2" svg:width="53.01mm" svg:height="17.98mm" svg:x="114mm" svg:y="0mm"><draw:text-box><text:p text:style-name="P1"><text:span text:style-name="T1">C64 – NIKI II</text:span></text:p></draw:text-box></draw:frame><draw:frame text:anchor-type="paragraph" draw:z-index="3" draw:name="Text Frame 4" draw:style-name="gr1" draw:text-style-name="P2" svg:width="53.01mm" svg:height="17.98mm" svg:x="0mm" svg:y="22mm"><draw:text-box><text:p text:style-name="P1"><text:span text:style-name="T1">C64 – NIKI II</text:span></text:p></draw:text-box></draw:frame><draw:frame text:anchor-type="paragraph" draw:z-index="4" draw:name="Text Frame 5" draw:style-name="gr1" draw:text-style-name="P2" svg:width="53.01mm" svg:height="17.98mm" svg:x="57.01mm" svg:y="22mm"><draw:text-box><text:p text:style-name="P1"><text:span text:style-name="T1">C64 – NIKI II</text:span></text:p></draw:text-box></draw:frame><draw:frame text:anchor-type="paragraph" draw:z-index="5" draw:name="Text Frame 6" draw:style-name="gr1" draw:text-style-name="P2" svg:width="53.01mm" svg:height="17.98mm" svg:x="114mm" svg:y="22mm"><draw:text-box><text:p text:style-name="P1"><text:span text:style-name="T1">C64 – NIKI II</text:span></text:p></draw:text-box></draw:frame><draw:frame text:anchor-type="paragraph" draw:z-index="6" draw:name="Text Frame 7" draw:style-name="gr1" draw:text-style-name="P2" svg:width="53.01mm" svg:height="17.98mm" svg:x="0mm" svg:y="43.99mm"><draw:text-box><text:p text:style-name="P1"><text:span text:style-name="T1">C64 – NIKI II</text:span></text:p></draw:text-box></draw:frame><draw:frame text:anchor-type="paragraph" draw:z-index="7" draw:name="Text Frame 8" draw:style-name="gr1" draw:text-style-name="P2" svg:width="53.01mm" svg:height="17.98mm" svg:x="57.01mm" svg:y="43.99mm"><draw:text-box><text:p text:style-name="P1"><text:span text:style-name="T1">C64 – NIKI II</text:span></text:p></draw:text-box></draw:frame><draw:frame text:anchor-type="paragraph" draw:z-index="8" draw:name="Text Frame 9" draw:style-name="gr1" draw:text-style-name="P2" svg:width="53.01mm" svg:height="17.98mm" svg:x="114mm" svg:y="43.99mm"><draw:text-box><text:p text:style-name="P1"><text:span text:style-name="T1">C64 – NIKI II</text:span></text:p></draw:text-box></draw:frame><draw:frame text:anchor-type="paragraph" draw:z-index="9" draw:name="Text Frame 10" draw:style-name="gr1" draw:text-style-name="P2" svg:width="53.01mm" svg:height="17.98mm" svg:x="0mm" svg:y="66mm"><draw:text-box><text:p text:style-name="P1"><text:span text:style-name="T1">C64 – NIKI II</text:span></text:p></draw:text-box></draw:frame><draw:frame text:anchor-type="paragraph" draw:z-index="10" draw:name="Text Frame 11" draw:style-name="gr1" draw:text-style-name="P2" svg:width="53.01mm" svg:height="17.98mm" svg:x="57.01mm" svg:y="66mm"><draw:text-box><text:p text:style-name="P1"><text:span text:style-name="T1">C64 – NIKI II</text:span></text:p></draw:text-box></draw:frame><draw:frame text:anchor-type="paragraph" draw:z-index="11" draw:name="Text Frame 12" draw:style-name="gr1" draw:text-style-name="P2" svg:width="53.01mm" svg:height="17.98mm" svg:x="114mm" svg:y="66mm"><draw:text-box><text:p text:style-name="P1"><text:span text:style-name="T1">C64 – NIKI II</text:span></text:p></draw:text-box></draw:frame><draw:frame text:anchor-type="paragraph" draw:z-index="12" draw:name="Text Frame 13" draw:style-name="gr1" draw:text-style-name="P2" svg:width="53.01mm" svg:height="17.98mm" svg:x="0mm" svg:y="88mm"><draw:text-box><text:p text:style-name="P1"><text:span text:style-name="T1">C64 – NIKI II</text:span></text:p></draw:text-box></draw:frame><draw:frame text:anchor-type="paragraph" draw:z-index="13" draw:name="Text Frame 14" draw:style-name="gr1" draw:text-style-name="P2" svg:width="53.01mm" svg:height="17.98mm" svg:x="57.01mm" svg:y="88mm"><draw:text-box><text:p text:style-name="P1"><text:span text:style-name="T1">C64 – NIKI II</text:span></text:p></draw:text-box></draw:frame><draw:frame text:anchor-type="paragraph" draw:z-index="14" draw:name="Text Frame 15" draw:style-name="gr1" draw:text-style-name="P2" svg:width="53.01mm" svg:height="17.98mm" svg:x="114mm" svg:y="88mm"><draw:text-box><text:p text:style-name="P1"><text:span text:style-name="T1">C64 – NIKI II</text:span></text:p></draw:text-box></draw:frame><draw:frame text:anchor-type="paragraph" draw:z-index="15" draw:name="Text Frame 16" draw:style-name="gr1" draw:text-style-name="P2" svg:width="53.01mm" svg:height="17.98mm" svg:x="0mm" svg:y="110mm"><draw:text-box><text:p text:style-name="P1"><text:span text:style-name="T1">C64 – NIKI II</text:span></text:p></draw:text-box></draw:frame><draw:frame text:anchor-type="paragraph" draw:z-index="16" draw:name="Text Frame 17" draw:style-name="gr1" draw:text-style-name="P2" svg:width="53.01mm" svg:height="17.98mm" svg:x="57.01mm" svg:y="110mm"><draw:text-box><text:p text:style-name="P1"><text:span text:style-name="T1">C64 – NIKI II</text:span></text:p></draw:text-box></draw:frame><draw:frame text:anchor-type="paragraph" draw:z-index="17" draw:name="Text Frame 18" draw:style-name="gr1" draw:text-style-name="P2" svg:width="53.01mm" svg:height="17.98mm" svg:x="114mm" svg:y="110mm"><draw:text-box><text:p text:style-name="P1"><text:span text:style-name="T1">C64 – NIKI II</text:span></text:p></draw:text-box></draw:frame><draw:frame text:anchor-type="paragraph" draw:z-index="18" draw:name="Text Frame 19" draw:style-name="gr1" draw:text-style-name="P2" svg:width="53.01mm" svg:height="17.98mm" svg:x="0mm" svg:y="131.99mm"><draw:text-box><text:p text:style-name="P1"><text:span text:style-name="T1">C64 – NIKI II</text:span></text:p></draw:text-box></draw:frame><draw:frame text:anchor-type="paragraph" draw:z-index="19" draw:name="Text Frame 20" draw:style-name="gr1" draw:text-style-name="P2" svg:width="53.01mm" svg:height="17.98mm" svg:x="57.01mm" svg:y="131.99mm"><draw:text-box><text:p text:style-name="P1"><text:span text:style-name="T1">C64 – NIKI II</text:span></text:p></draw:text-box></draw:frame><draw:frame text:anchor-type="paragraph" draw:z-index="20" draw:name="Text Frame 21" draw:style-name="gr1" draw:text-style-name="P2" svg:width="53.01mm" svg:height="17.98mm" svg:x="114mm" svg:y="131.99mm"><draw:text-box><text:p text:style-name="P1"><text:span text:style-name="T1">C64 – NIKI II</text:span></text:p></draw:text-box></draw:frame><draw:frame text:anchor-type="paragraph" draw:z-index="21" draw:name="Text Frame 22" draw:style-name="gr1" draw:text-style-name="P2" svg:width="53.01mm" svg:height="17.98mm" svg:x="0mm" svg:y="154.01mm"><draw:text-box><text:p text:style-name="P1"><text:span text:style-name="T1">C64 – NIKI II</text:span></text:p></draw:text-box></draw:frame><draw:frame text:anchor-type="paragraph" draw:z-index="22" draw:name="Text Frame 23" draw:style-name="gr1" draw:text-style-name="P2" svg:width="53.01mm" svg:height="17.98mm" svg:x="0mm" svg:y="176mm"><draw:text-box><text:p text:style-name="P1"><text:span text:style-name="T1">C64 – NIKI II</text:span></text:p></draw:text-box></draw:frame><draw:frame text:anchor-type="paragraph" draw:z-index="23" draw:name="Text Frame 24" draw:style-name="gr1" draw:text-style-name="P2" svg:width="53.01mm" svg:height="17.98mm" svg:x="0mm" svg:y="198mm"><draw:text-box><text:p text:style-name="P1"><text:span text:style-name="T1">C64 – NIKI II</text:span></text:p></draw:text-box></draw:frame><draw:frame text:anchor-type="paragraph" draw:z-index="24" draw:name="Text Frame 25" draw:style-name="gr1" draw:text-style-name="P2" svg:width="53.01mm" svg:height="17.98mm" svg:x="0mm" svg:y="219.99mm"><draw:text-box><text:p text:style-name="P1"><text:span text:style-name="T1">C64 – NIKI II</text:span></text:p></draw:text-box></draw:frame><draw:frame text:anchor-type="paragraph" draw:z-index="25" draw:name="Text Frame 26" draw:style-name="gr1" draw:text-style-name="P2" svg:width="53.01mm" svg:height="17.98mm" svg:x="57.01mm" svg:y="154.01mm"><draw:text-box><text:p text:style-name="P1"><text:span text:style-name="T1">C64 – NIKI II</text:span></text:p></draw:text-box></draw:frame><draw:frame text:anchor-type="paragraph" draw:z-index="26" draw:name="Text Frame 27" draw:style-name="gr1" draw:text-style-name="P2" svg:width="53.01mm" svg:height="17.98mm" svg:x="57.01mm" svg:y="176mm"><draw:text-box><text:p text:style-name="P1"><text:span text:style-name="T1">C64 – NIKI II</text:span></text:p></draw:text-box></draw:frame><draw:frame text:anchor-type="paragraph" draw:z-index="27" draw:name="Text Frame 28" draw:style-name="gr1" draw:text-style-name="P2" svg:width="53.01mm" svg:height="17.98mm" svg:x="57.01mm" svg:y="198mm"><draw:text-box><text:p text:style-name="P1"><text:span text:style-name="T1">C64 – NIKI II</text:span></text:p></draw:text-box></draw:frame><draw:frame text:anchor-type="paragraph" draw:z-index="28" draw:name="Text Frame 29" draw:style-name="gr1" draw:text-style-name="P2" svg:width="53.01mm" svg:height="17.98mm" svg:x="57.01mm" svg:y="219.99mm"><draw:text-box><text:p text:style-name="P1"><text:span text:style-name="T1">C64 – NIKI II</text:span></text:p></draw:text-box></draw:frame><draw:frame text:anchor-type="paragraph" draw:z-index="29" draw:name="Text Frame 30" draw:style-name="gr1" draw:text-style-name="P2" svg:width="53.01mm" svg:height="17.98mm" svg:x="114mm" svg:y="154.01mm"><draw:text-box><text:p text:style-name="P1"><text:span text:style-name="T1">C64 – NIKI II</text:span></text:p></draw:text-box></draw:frame><draw:frame text:anchor-type="paragraph" draw:z-index="30" draw:name="Text Frame 31" draw:style-name="gr1" draw:text-style-name="P2" svg:width="53.01mm" svg:height="17.98mm" svg:x="114mm" svg:y="176mm"><draw:text-box><text:p text:style-name="P1"><text:span text:style-name="T1">C64 – NIKI II</text:span></text:p></draw:text-box></draw:frame><draw:frame text:anchor-type="paragraph" draw:z-index="31" draw:name="Text Frame 32" draw:style-name="gr1" draw:text-style-name="P2" svg:width="53.01mm" svg:height="17.98mm" svg:x="114mm" svg:y="198mm"><draw:text-box><text:p text:style-name="P1"><text:span text:style-name="T1">C64 – NIKI II</text:span></text:p></draw:text-box></draw:frame><draw:frame text:anchor-type="paragraph" draw:z-index="32" draw:name="Text Frame 33" draw:style-name="gr1" draw:text-style-name="P2" svg:width="53.01mm" svg:height="17.98mm" svg:x="114mm" svg:y="219.99mm"><draw:text-box><text:p text:style-name="P1"><text:span text:style-name="T1">C64 – NIKI II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7:25:50.180526589</meta:creation-date>
    <dc:date>2024-02-04T17:33:23.599108519</dc:date>
    <meta:editing-duration>PT7M3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6.4.1$Linux_X86_64 LibreOffice_project/60$Build-1</meta:generator>
  </office:meta>
</office:document-meta>
</file>